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序号</text:p>
          </table:table-cell>
          <table:table-cell table:style-name="ce1" office:value-type="string" calcext:value-type="string">
            <text:p>文献标题</text:p>
          </table:table-cell>
          <table:table-cell table:style-name="ce1" office:value-type="string" calcext:value-type="string">
            <text:p>作者</text:p>
          </table:table-cell>
          <table:table-cell table:style-name="ce1" office:value-type="string" calcext:value-type="string">
            <text:p>发表期刊</text:p>
          </table:table-cell>
          <table:table-cell table:style-name="ce1" office:value-type="string" calcext:value-type="string">
            <text:p>发表年份</text:p>
          </table:table-cell>
          <table:table-cell table:style-name="ce1" office:value-type="string" calcext:value-type="string">
            <text:p>核心技术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机器人底盘控制系统的在线升级技术研究</text:p>
          </table:table-cell>
          <table:table-cell office:value-type="string" calcext:value-type="string">
            <text:p>马小陆, 方百川</text:p>
          </table:table-cell>
          <table:table-cell office:value-type="string" calcext:value-type="string">
            <text:p>《机器人技术与应用》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提出基于ROS与IAP的机器人底盘在线升级方案，划分Boot/UpdateCheck/App/Update四个存储分区，设计含帧起始符、数据域长度等的交互协议；ROS端通过Python串口通信下发升级文件，Bootloader程序负责升级文件搬运与容错，实现远程自动升级、批量升级及异常断电/通信中断等场景下的鲁棒性保障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基于ROS的循迹识别与控制方法的研究</text:p>
          </table:table-cell>
          <table:table-cell office:value-type="string" calcext:value-type="string">
            <text:p>王爱辉, 徐腾飞, 王敏, 王尚静, 陈胜希, 王选择</text:p>
          </table:table-cell>
          <table:table-cell office:value-type="string" calcext:value-type="string">
            <text:p>《传感器世界》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基于ROS结合OpenCV实现相机参数标定与图像矫正，通过单应性矩阵变换获车道俯视图，HSV颜色空间提取黄白线并拟合车道线；基于两轮差速运动学分析，采用PD控制器完成机器人循迹闭环控制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一种智能机器人远程协作系统的设计实现</text:p>
          </table:table-cell>
          <table:table-cell office:value-type="string" calcext:value-type="string">
            <text:p>夏盛明</text:p>
          </table:table-cell>
          <table:table-cell office:value-type="string" calcext:value-type="string">
            <text:p>《传感器世界》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基于ROS与gRPC框架设计远程协作系统，架构分系统框架服务层（gRPC+ROS消息服务）、传输服务层（网络服务+ROS消息服务节点）、算法应用层；采用SSL加密传输与客户端身份认证，实现客户端远程获取机器人状态参数、设置运动参数及控制建图、导航、定位等功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基于ROS的全向巡检机器人底盘ARM控制器设计</text:p>
          </table:table-cell>
          <table:table-cell office:value-type="string" calcext:value-type="string">
            <text:p>韩雪, 李有为, 张忠, 张朋</text:p>
          </table:table-cell>
          <table:table-cell office:value-type="string" calcext:value-type="string">
            <text:p>《机械工程师》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以四轮八驱全向移动机器人为研究对象，结合ROS系统设计底盘ARM运动控制器；硬件上根据资源需求设计各功能模块并制作焊接实物，软件上在STM32F407内核移植ROS底层封装库，通过Topic话题订阅与发布实现与顶层IPC工控机的数据通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基于ROS的移动机器人路径规划研究</text:p>
          </table:table-cell>
          <table:table-cell office:value-type="string" calcext:value-type="string">
            <text:p>何晨昊,么鸣涛,王嘉伟,张冰,马越</text:p>
          </table:table-cell>
          <table:table-cell office:value-type="string" calcext:value-type="string">
            <text:p>《物联网技术》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基于Ubuntu20.04-ROS-Noetic系统，用xacro语言构建两轮差速移动机器人仿真模型，Gazebo搭建三维室内环境；结合激光雷达与SLAM实现二维建图；全局路径规划采用传统A*、改进A*（改进启发函数、权重系数、搜索方向）及Dijkstra算法，局部用DWA算法；仿真显示改进A*比传统A*省时10.46%~40.51%、路径缩短10.9%~23.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基于ROS的移动机器人室内定位建图导航研究</text:p>
          </table:table-cell>
          <table:table-cell office:value-type="string" calcext:value-type="string">
            <text:p>潘帅江,李阳,李汶芸,彭思佳,倪笑宇</text:p>
          </table:table-cell>
          <table:table-cell office:value-type="string" calcext:value-type="string">
            <text:p>《机械管理开发》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选用Gmapping算法进行室内小场景建图，利用URDF创建四轮圆柱状机器人模型；开发多模态传感器数据融合算法，融合激光雷达点云与深度相机RGB-D图像优化算法；在Ubuntu20.04-ROS Noetic环境搭建仿真，通过SCOUT MINI移动机器人在教学楼楼道、实验室真实场景验证，实现高精度和鲁棒性的室内地图构建及自主导航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6T20:35:56.693543481</meta:creation-date>
    <dc:date>2025-11-06T21:49:30.301047145</dc:date>
    <meta:editing-duration>PT22M29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